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8.114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4.02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IA_NMyrrh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al</text:p>
          </table:table-cell>
          <table:table-cell office:value-type="string" calcext:value-type="string">
            <text:p>Je me rappelle la première fois que j’ai pris la mer. C’est à ce moment que j’ai commencé ma carrière de médecin itinérante.</text:p>
          </table:table-cell>
          <table:table-cell office:value-type="string" calcext:value-type="string">
            <text:p>See if beautfu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l</text:p>
          </table:table-cell>
          <table:table-cell office:value-type="string" calcext:value-type="string">
            <text:p>J’avais rejoins la guilde des marins en tant que marchande pour vendre des remèdes à travers le monde.</text:p>
          </table:table-cell>
          <table:table-cell office:value-type="string" calcext:value-type="string">
            <text:p>It is dangerou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al</text:p>
          </table:table-cell>
          <table:table-cell office:value-type="string" calcext:value-type="string">
            <text:p>La mer était mon alliée. Et aujourd’hui, elle cherche ma mort.</text:p>
          </table:table-cell>
          <table:table-cell office:value-type="string" calcext:value-type="string">
            <text:p>It is the begining of a long journe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Melodyyy !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Le vent devient fort et la mer devient houleus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Une tempête 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al</text:p>
          </table:table-cell>
          <table:table-cell office:value-type="string" calcext:value-type="string">
            <text:p>Sûrement, mais je penses que celle-là est différente. Tu le sens toi aussi 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al</text:p>
          </table:table-cell>
          <table:table-cell office:value-type="string" calcext:value-type="string">
            <text:p>Oui, je peux le sentir. On va accoster sur l’île la plus proch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La barre me résiste ! Qu’est-ce qu’il se passe ?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C’est quoi ces créatures ?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Melody, cours vite chercher ton épée 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Oui 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Il faut que je m’équipe d’une épée !</text:p>
          </table:table-cell>
          <table:table-cell office:value-type="string" calcext:value-type="string">
            <text:p>I need to equip with a sword !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20:47:32.8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7T20:50:04.154000000</dc:date>
    <meta:editing-duration>PT7H1M41S</meta:editing-duration>
    <meta:editing-cycles>17</meta:editing-cycles>
    <meta:generator>LibreOffice/7.2.2.2$Windows_X86_64 LibreOffice_project/02b2acce88a210515b4a5bb2e46cbfb63fe97d56</meta:generator>
    <meta:document-statistic meta:table-count="1" meta:cell-count="36" meta:object-count="0"/>
  </office:meta>
</office:document-meta>
</file>